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aMKII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aMCa2 + Ca = CaMCa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" calcext:value-type="float">
            <text:p>1.00E+00</text:p>
          </table:table-cell>
          <table:table-cell table:formula="of:=[.C3]/[.B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aMCa4 + CK = CKCaMCa4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4" calcext:value-type="float">
            <text:p>1.40E-03</text:p>
          </table:table-cell>
          <table:table-cell table:formula="of:=[.C4]/[.B4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MCa2 + CK = CKCaMCa2</text:p>
          </table:table-cell>
          <table:table-cell office:value-type="float" office:value="0.00000092" calcext:value-type="float">
            <text:p>9.20E-07</text:p>
          </table:table-cell>
          <table:table-cell office:value-type="float" office:value="0.0068" calcext:value-type="float">
            <text:p>6.80E-03</text:p>
          </table:table-cell>
          <table:table-cell table:formula="of:=[.C5]/[.B5]" office:value-type="float" office:value="7391.30434782609" calcext:value-type="float">
            <text:p>7391.30434782609</text:p>
          </table:table-cell>
        </table:table-row>
        <table:table-row table:style-name="ro1">
          <table:table-cell office:value-type="string" calcext:value-type="string">
            <text:p>CKCaMCa2+2Ca = CKCaMCa4</text:p>
          </table:table-cell>
          <table:table-cell office:value-type="float" office:value="0.0012532" calcext:value-type="float">
            <text:p>1.25E-03</text:p>
          </table:table-cell>
          <table:table-cell table:formula="of:=[.D3]*[.D4]/[.D5]*[.B6]" office:value-type="float" office:value="0.0593427058823529" calcext:value-type="float">
            <text:p>5.93E-02</text:p>
          </table:table-cell>
          <table:table-cell table:formula="of:=[.C6]/[.B6]" office:value-type="float" office:value="47.3529411764706" calcext:value-type="float">
            <text:p>47.3529411764706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aMCa2 + Ca = CaMCa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" calcext:value-type="float">
            <text:p>1.00E+00</text:p>
          </table:table-cell>
          <table:table-cell table:formula="of:=[.C9]/[.B9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aMCa4 + Ckp = CKCaMCa4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05" calcext:value-type="float">
            <text:p>5.00E-05</text:p>
          </table:table-cell>
          <table:table-cell table:formula="of:=[.C10]/[.B10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CaMCa2 + Ckp = CKCaMCa2</text:p>
          </table:table-cell>
          <table:table-cell office:value-type="float" office:value="0.00000028" calcext:value-type="float">
            <text:p>2.80E-07</text:p>
          </table:table-cell>
          <table:table-cell office:value-type="float" office:value="0.0068" calcext:value-type="float">
            <text:p>6.80E-03</text:p>
          </table:table-cell>
          <table:table-cell table:formula="of:=[.C11]/[.B11]" office:value-type="float" office:value="24285.7142857143" calcext:value-type="float">
            <text:p>24285.7142857143</text:p>
          </table:table-cell>
        </table:table-row>
        <table:table-row table:style-name="ro1">
          <table:table-cell office:value-type="string" calcext:value-type="string">
            <text:p>CKpCaMCa2+2Ca = CKCaMCa4</text:p>
          </table:table-cell>
          <table:table-cell office:value-type="float" office:value="0.0012532" calcext:value-type="float">
            <text:p>1.25E-03</text:p>
          </table:table-cell>
          <table:table-cell table:formula="of:=[.D9]*[.D10]/[.D11]*[.B12]" office:value-type="float" office:value="0.000645029411764706" calcext:value-type="float">
            <text:p>6.45E-04</text:p>
          </table:table-cell>
          <table:table-cell table:formula="of:=[.C12]/[.B12]" office:value-type="float" office:value="0.514705882352941" calcext:value-type="float">
            <text:p>0.514705882352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9:00:04.164473582</meta:creation-date>
    <dc:date>2019-03-25T19:12:09.275077371</dc:date>
    <meta:editing-duration>PT1M44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